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6.299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0.788cm"/>
    </style:style>
    <style:style style:name="co14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0.489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0.517cm"/>
    </style:style>
    <style:style style:name="co19" style:family="table-column">
      <style:table-column-properties fo:break-before="auto" style:column-width="2.776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0.462cm"/>
    </style:style>
    <style:style style:name="co22" style:family="table-column">
      <style:table-column-properties fo:break-before="auto" style:column-width="3.893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543cm"/>
    </style:style>
    <style:style style:name="co25" style:family="table-column">
      <style:table-column-properties fo:break-before="auto" style:column-width="3.595cm"/>
    </style:style>
    <style:style style:name="co26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7.687cm"/>
    </style:style>
    <style:style style:name="co29" style:family="table-column">
      <style:table-column-properties fo:break-before="auto" style:column-width="5.835cm"/>
    </style:style>
    <style:style style:name="co30" style:family="table-column">
      <style:table-column-properties fo:break-before="auto" style:column-width="0.50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Logica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0" table:default-cell-style-name="ce5"/>
        <table:table-row table:style-name="ro1">
          <table:table-cell office:value-type="string">
            <text:p>Hora Inicio Esp &gt; Hora Final Ing</text:p>
          </table:table-cell>
          <table:table-cell office:value-type="string">
            <text:p>No existe subtitulo creado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Hora Inicio Esp &lt; Hora Inicio Ing</text:p>
          </table:table-cell>
          <table:table-cell office:value-type="string">
            <text:p>Ya había comenzado subtitulo Esp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office:value-type="string">
            <text:p>Hora Final Esp &gt; Hora Final Ing</text:p>
          </table:table-cell>
          <table:table-cell office:value-type="string">
            <text:p>El subtitulo Esp continua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office:value-type="string">
            <text:p>Hora Final Ing &gt; Hora Inicio Esp Siguiente</text:p>
          </table:table-cell>
          <table:table-cell office:value-type="string">
            <text:p>Ing se solapa con el siguiente Esp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</table:table-row>
        <table:table-row table:style-name="ro2">
          <table:table-cell office:value-type="string">
            <text:p>Subtitulo lleno</text:p>
          </table:table-cell>
          <table:table-cell office:value-type="string">
            <text:p>Hay que dividir el subtitulo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</table:table-row>
        <table:table-row table:style-name="ro2" table:number-rows-repeated="2">
          <table:table-cell table:number-columns-repeated="2"/>
          <table:table-cell table:style-name="ce4" table:number-columns-repeated="10"/>
        </table:table-row>
        <table:table-row table:style-name="ro2">
          <table:table-cell table:number-columns-repeated="2"/>
          <table:table-cell table:style-name="ce4" table:number-columns-repeated="10"/>
        </table:table-row>
        <table:table-row table:style-name="ro1">
          <table:table-cell office:value-type="string">
            <text:p>Hora Inicio EspT = Hora Inicio Ing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ora Inicio EspT = Hora Final Esp +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6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Final EspT = Hora Fin Ing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ora Final EspT = Hora Inicio Esp</text:p>
          </table:table-cell>
          <table:table-cell/>
          <table:table-cell table:number-columns-repeated="10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ora Final EspT = Hora Inicio Esp Siguiente – 1</text:p>
          </table:table-cell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</table:table-row>
        <table:table-row table:style-name="ro3" table:visibility="filter">
          <table:table-cell office:value-type="string">
            <text:p>Hora Final EspT = Hora Inicio Ing – 1</text:p>
          </table:table-cell>
          <table:table-cell/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ora Inicio Tmp = Hora Final Esp +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ora Inicio Tmp = Hora Inicio Ing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3" table:visibility="filter">
          <table:table-cell office:value-type="string">
            <text:p>Hora Inicio Tmp = Hora Inicio Esp Siguiente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ora Final Tmp = Hora Fin Ing</text:p>
          </table:table-cell>
          <table:table-cell/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Hora Final Tmp = Hora Inicio Esp -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ora Final Tmp = Hora Inicio Esp Siguiente – 1</text:p>
          </table:table-cell>
          <table:table-cell/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Incluir subtitulo Ing en EspT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Incluir subtitulo Esp en Tmp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Incluir subtitulo Ing en Tmp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Insertar Subtitulo Tmp</text:p>
          </table:table-cell>
          <table:table-cell table:style-name="ce3"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Actualizar subtitulo Esp desde EspT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Siguiente subtitulo Ing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Siguiente subtitulo Esp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>
            <text:p>Las modificaciones se debe trabajar sobre objetos aparte.</text:p>
          </table:table-cell>
          <table:table-cell table:number-columns-repeated="11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ubtitulill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6" office:value-type="string" table:number-columns-spanned="2" table:number-rows-spanned="1">
            <text:p>00:02:23,470 --&gt; 00:02:24,663</text:p>
          </table:table-cell>
          <table:covered-table-cell/>
          <table:table-cell/>
          <table:table-cell table:style-name="ce6" office:value-type="string" table:number-columns-spanned="3" table:number-rows-spanned="1">
            <text:p>00:02:25,283 --&gt; 00:02:29,12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29,240 --&gt; 00:02:30,866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0,986 --&gt; 00:02:34,24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4,647 --&gt; 00:02:37,329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7,449 --&gt; 00:02:41,932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>
            <text:p>00:02:23,470 --&gt; 00:02:24,663</text:p>
          </table:table-cell>
          <table:table-cell office:value-type="string">
            <text:p>00:02:23,751 --&gt; 00:02:25,418</text:p>
          </table:table-cell>
          <table:table-cell/>
          <table:table-cell table:style-name="ce7" office:value-type="string" table:number-columns-spanned="3" table:number-rows-spanned="1">
            <text:p>00:02:23,751 --&gt; 00:02:25,418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5,502 --&gt; 00:02:29,4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9,506 --&gt; 00:02:32,717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2,801 --&gt; 00:02:34,719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4,803 --&gt; 00:02:37,7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7,806 --&gt; 00:02:42,685</text:p>
          </table:table-cell>
          <table:covered-table-cell table:number-columns-repeated="2"/>
          <table:table-cell/>
          <table:table-cell office:value-type="string">
            <text:p>00:02:42,770 --&gt; 00:02:46,064</text:p>
          </table:table-cell>
        </table:table-row>
        <table:table-row table:style-name="ro3">
          <table:table-cell office:value-type="string">
            <text:p>Buenas tardes.</text:p>
          </table:table-cell>
          <table:table-cell office:value-type="string">
            <text:p>Good afternoon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6"/>
        </table:table-row>
        <table:table-row table:style-name="ro2">
          <table:table-cell office:value-type="string">
            <text:p>00:02:25,283 --&gt; 00:02:29,120</text:p>
          </table:table-cell>
          <table:table-cell office:value-type="string">
            <text:p>00:02:25,502 --&gt; 00:02:29,422</text:p>
          </table:table-cell>
          <table:table-cell table:number-columns-repeated="26"/>
        </table:table-row>
        <table:table-row table:style-name="ro1">
          <table:table-cell office:value-type="string">
            <text:p>Es el Programa Nacional de la BBC</text:p>
          </table:table-cell>
          <table:table-cell office:value-type="string">
            <text:p>This is the BBC National Programme</text:p>
          </table:table-cell>
          <table:table-cell table:number-columns-repeated="26"/>
        </table:table-row>
        <table:table-row table:style-name="ro1">
          <table:table-cell office:value-type="string">
            <text:p>y los Servicios del Imperio...</text:p>
          </table:table-cell>
          <table:table-cell office:value-type="string">
            <text:p>and Empire Service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6"/>
        </table:table-row>
        <table:table-row table:style-name="ro2">
          <table:table-cell office:value-type="string">
            <text:p>00:02:29,240 --&gt; 00:02:30,866</text:p>
          </table:table-cell>
          <table:table-cell office:value-type="string">
            <text:p>00:02:29,506 --&gt; 00:02:32,717</text:p>
          </table:table-cell>
          <table:table-cell table:number-columns-repeated="26"/>
        </table:table-row>
        <table:table-row table:style-name="ro1">
          <table:table-cell office:value-type="string">
            <text:p>...llevándolo al Estadio de Wembley...</text:p>
          </table:table-cell>
          <table:table-cell office:value-type="string">
            <text:p>taking you to Wembley Stadium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or the closing ceremony</text:p>
          </table:table-cell>
          <table:table-cell table:number-columns-repeated="26"/>
        </table:table-row>
        <table:table-row table:style-name="ro2">
          <table:table-cell office:value-type="float" office:value="15">
            <text:p>15</text:p>
          </table:table-cell>
          <table:table-cell table:number-columns-repeated="27"/>
        </table:table-row>
        <table:table-row table:style-name="ro2">
          <table:table-cell office:value-type="string">
            <text:p>00:02:30,986 --&gt; 00:02:34,240</text:p>
          </table:table-cell>
          <table:table-cell office:value-type="float" office:value="13">
            <text:p>13</text:p>
          </table:table-cell>
          <table:table-cell table:number-columns-repeated="26"/>
        </table:table-row>
        <table:table-row table:style-name="ro2">
          <table:table-cell office:value-type="string">
            <text:p>...para la ceremonia de cierre</text:p>
          </table:table-cell>
          <table:table-cell office:value-type="string">
            <text:p>00:02:32,801 --&gt; 00:02:34,719</text:p>
          </table:table-cell>
          <table:table-cell table:number-columns-repeated="26"/>
        </table:table-row>
        <table:table-row table:style-name="ro1">
          <table:table-cell office:value-type="string">
            <text:p>de la Exhibición del Imperio...</text:p>
          </table:table-cell>
          <table:table-cell office:value-type="string">
            <text:p>of the Empire Exhibition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6"/>
        </table:table-row>
        <table:table-row table:style-name="ro2">
          <table:table-cell office:value-type="string">
            <text:p>00:02:34,647 --&gt; 00:02:37,329</text:p>
          </table:table-cell>
          <table:table-cell office:value-type="string">
            <text:p>00:02:34,803 --&gt; 00:02:37,722</text:p>
          </table:table-cell>
          <table:table-cell table:number-columns-repeated="26"/>
        </table:table-row>
        <table:table-row table:style-name="ro1">
          <table:table-cell office:value-type="string">
            <text:p>&lt;i&gt;...donde Su Alteza Real</text:p>
          </table:table-cell>
          <table:table-cell office:value-type="string">
            <text:p>where His Royal Highness,</text:p>
          </table:table-cell>
          <table:table-cell table:number-columns-repeated="26"/>
        </table:table-row>
        <table:table-row table:style-name="ro1">
          <table:table-cell office:value-type="string">
            <text:p>el Duque de York...&lt;/i&gt;</text:p>
          </table:table-cell>
          <table:table-cell office:value-type="string">
            <text:p>the Duke of York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6"/>
        </table:table-row>
        <table:table-row table:style-name="ro2">
          <table:table-cell office:value-type="string">
            <text:p>00:02:37,449 --&gt; 00:02:41,932</text:p>
          </table:table-cell>
          <table:table-cell office:value-type="string">
            <text:p>00:02:37,806 --&gt; 00:02:42,685</text:p>
          </table:table-cell>
          <table:table-cell table:number-columns-repeated="26"/>
        </table:table-row>
        <table:table-row table:style-name="ro1">
          <table:table-cell office:value-type="string">
            <text:p>&lt;i&gt;...leerá un mensaje de su padre,</text:p>
          </table:table-cell>
          <table:table-cell office:value-type="string">
            <text:p>will read a message from his father,</text:p>
          </table:table-cell>
          <table:table-cell table:number-columns-repeated="26"/>
        </table:table-row>
        <table:table-row table:style-name="ro1">
          <table:table-cell office:value-type="string">
            <text:p>su majestad el rey Jorge V.&lt;/i&gt;</text:p>
          </table:table-cell>
          <table:table-cell office:value-type="string">
            <text:p>His Majesty King George V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00:02:42,770 --&gt; 00:02:46,064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ifty-eight British colonies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and dominions have taken part,</text:p>
          </table:table-cell>
          <table:table-cell table:number-columns-repeated="26"/>
        </table:table-row>
        <table:table-row table:style-name="ro2" table:number-rows-repeated="1048543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Logica.C8:Logica.L27" table:display-filter-buttons="true" table:orientation="column">
          <table:filter>
            <table:filter-and>
              <table:filter-condition table:field-number="-5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3:49:5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allado</meta:initial-creator>
    <meta:creation-date>2014-01-26T23:28:25</meta:creation-date>
    <dc:date>2014-02-02T03:11:50</dc:date>
    <dc:creator>Carlos Callado</dc:creator>
    <meta:editing-duration>PT13H35M36S</meta:editing-duration>
    <meta:editing-cycles>28</meta:editing-cycles>
    <meta:generator>LibreOffice/3.6$Linux_X86_64 LibreOffice_project/360m1$Build-2</meta:generator>
    <meta:document-statistic meta:table-count="3" meta:cell-count="331" meta:object-count="0"/>
  </office:meta>
</office:document-meta>
</file>